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991cm" style:rel-column-width="33101*"/>
    </style:style>
    <style:style style:name="Tabella1.B" style:family="table-column">
      <style:table-column-properties style:column-width="13.709cm" style:rel-column-width="32434*"/>
    </style:style>
    <style:style style:name="Tabella1.1" style:family="table-row">
      <style:table-row-properties style:min-row-height="18.69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7cm" table:align="margins"/>
    </style:style>
    <style:style style:name="Tabella3.A" style:family="table-column">
      <style:table-column-properties style:column-width="13.991cm" style:rel-column-width="33101*"/>
    </style:style>
    <style:style style:name="Tabella3.B" style:family="table-column">
      <style:table-column-properties style:column-width="13.709cm" style:rel-column-width="32434*"/>
    </style:style>
    <style:style style:name="Tabella3.1" style:family="table-row">
      <style:table-row-properties style:min-row-height="9.601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3.907cm" fo:margin-left="0cm" table:align="left"/>
    </style:style>
    <style:style style:name="Tabella4.A" style:family="table-column">
      <style:table-column-properties style:column-width="9.689cm"/>
    </style:style>
    <style:style style:name="Tabella4.B" style:family="table-column">
      <style:table-column-properties style:column-width="4.217cm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text-properties style:text-position="0% 100%" fo:font-size="10pt" officeooo:rsid="003509b7" officeooo:paragraph-rsid="003509b7" style:font-size-asian="8.75pt" style:font-size-complex="10pt"/>
    </style:style>
    <style:style style:name="P2" style:family="paragraph" style:parent-style-name="Table_20_Contents">
      <style:text-properties style:text-position="0% 100%" fo:font-size="10pt" officeooo:rsid="00357934" officeooo:paragraph-rsid="003509b7" style:font-size-asian="8.75pt" style:font-size-complex="10pt"/>
    </style:style>
    <style:style style:name="P3" style:family="paragraph" style:parent-style-name="Table_20_Contents">
      <style:text-properties style:text-position="0% 100%" fo:font-size="10pt" officeooo:rsid="00357934" officeooo:paragraph-rsid="00357934" style:font-size-asian="8.75pt" style:font-size-complex="10pt"/>
    </style:style>
    <style:style style:name="P4" style:family="paragraph" style:parent-style-name="Table_20_Contents">
      <style:text-properties fo:font-size="10pt" officeooo:rsid="000cf61d" officeooo:paragraph-rsid="003bc75f" style:font-size-asian="8.75pt" style:font-size-complex="10pt"/>
    </style:style>
    <style:style style:name="P5" style:family="paragraph" style:parent-style-name="Table_20_Contents">
      <style:text-properties fo:font-size="10pt" officeooo:paragraph-rsid="00a1ec1d" style:font-size-asian="10pt" style:font-size-complex="10pt"/>
    </style:style>
    <style:style style:name="P6" style:family="paragraph" style:parent-style-name="Table_20_Contents">
      <style:text-properties style:text-position="0% 100%" fo:font-size="10pt" officeooo:rsid="0051e678" officeooo:paragraph-rsid="0051e678" style:font-size-asian="10pt" style:font-size-complex="10pt"/>
    </style:style>
    <style:style style:name="P7" style:family="paragraph" style:parent-style-name="Table_20_Contents">
      <style:text-properties style:text-position="0% 100%" fo:font-size="10pt" officeooo:rsid="0054309c" officeooo:paragraph-rsid="0054309c" style:font-size-asian="8.75pt" style:font-size-complex="10pt"/>
    </style:style>
    <style:style style:name="P8" style:family="paragraph" style:parent-style-name="Table_20_Contents">
      <style:text-properties fo:font-size="10pt" officeooo:rsid="007e7d9f" officeooo:paragraph-rsid="007f68d5" style:font-size-asian="10pt" style:font-size-complex="10pt" loext:padding="0cm" loext:border="none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style:text-position="0% 100%" fo:font-size="8pt" officeooo:rsid="000a873c" officeooo:paragraph-rsid="0039b38a" style:font-size-asian="8pt" style:font-size-complex="8pt"/>
    </style:style>
    <style:style style:name="P11" style:family="paragraph" style:parent-style-name="Table_20_Contents">
      <style:text-properties style:text-position="0% 100%" fo:font-size="10pt" fo:font-weight="bold" officeooo:rsid="003bc75f" officeooo:paragraph-rsid="003bc75f" style:font-size-asian="8.75pt" style:font-weight-asian="bold" style:font-size-complex="10pt" style:font-weight-complex="bold"/>
    </style:style>
    <style:style style:name="P12" style:family="paragraph" style:parent-style-name="Table_20_Contents">
      <style:text-properties style:text-position="0% 100%" fo:font-size="10pt" fo:font-weight="bold" officeooo:rsid="007e075c" officeooo:paragraph-rsid="007e075c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line-height="100%"/>
      <style:text-properties officeooo:paragraph-rsid="00581315"/>
    </style:style>
    <style:style style:name="P14" style:family="paragraph" style:parent-style-name="Table_20_Contents">
      <style:paragraph-properties fo:line-height="100%"/>
      <style:text-properties style:font-name="Linux Biolinum G" fo:font-size="18pt" fo:font-weight="bold" officeooo:paragraph-rsid="00581315" style:font-size-asian="18pt" style:font-weight-asian="bold" style:font-size-complex="18pt" style:font-weight-complex="bold"/>
    </style:style>
    <style:style style:name="P15" style:family="paragraph" style:parent-style-name="Table_20_Contents">
      <style:text-properties style:font-name="Liberation Serif1" fo:font-size="10pt" fo:font-weight="normal" officeooo:rsid="003bc75f" officeooo:paragraph-rsid="00581315" style:font-size-asian="8.75pt" style:font-weight-asian="normal" style:font-size-complex="10pt" style:font-weight-complex="normal"/>
    </style:style>
    <style:style style:name="P16" style:family="paragraph" style:parent-style-name="Table_20_Contents">
      <style:text-properties style:font-name="Liberation Serif1" fo:font-size="10pt" fo:font-weight="normal" officeooo:paragraph-rsid="003509b7" style:font-size-asian="8.75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1b899d" officeooo:paragraph-rsid="003509b7" style:font-size-asian="8.75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6pt" officeooo:rsid="001b899d" officeooo:paragraph-rsid="003509b7" style:font-size-asian="5.25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1b899d" officeooo:paragraph-rsid="0054309c" style:font-size-asian="8.75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1bd869" officeooo:paragraph-rsid="0068e446" style:font-size-asian="8.75pt" style:font-size-complex="10pt"/>
    </style:style>
    <style:style style:name="P21" style:family="paragraph" style:parent-style-name="Table_20_Contents">
      <style:text-properties style:font-name="Liberation Serif1" fo:font-size="10pt" style:font-size-asian="8.75pt" style:font-size-complex="10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Liberation Serif1" fo:font-size="10pt" fo:font-weight="bold" officeooo:rsid="006f6fb4" officeooo:paragraph-rsid="00a34a94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Liberation Serif1" fo:font-size="6pt" fo:font-weight="bold" officeooo:rsid="003bc75f" officeooo:paragraph-rsid="00a1ec1d" style:font-size-asian="5.25pt" style:font-weight-asian="bold" style:font-size-complex="6pt" style:font-weight-complex="bold"/>
    </style:style>
    <style:style style:name="P24" style:family="paragraph" style:parent-style-name="Table_20_Contents">
      <style:text-properties style:font-name="Liberation Serif1" fo:font-size="6pt" fo:font-weight="bold" officeooo:rsid="003635b5" officeooo:paragraph-rsid="00a1ec1d" style:font-size-asian="5.25pt" style:font-weight-asian="bold" style:font-size-complex="6pt" style:font-weight-complex="bold"/>
    </style:style>
    <style:style style:name="P25" style:family="paragraph" style:parent-style-name="Table_20_Contents">
      <style:text-properties style:font-name="Liberation Serif1" fo:font-size="10pt" fo:font-weight="bold" officeooo:rsid="004870df" officeooo:paragraph-rsid="00a1ec1d" style:font-size-asian="8.75pt" style:font-weight-asian="bold" style:font-size-complex="10pt" style:font-weight-complex="bold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Liberation Serif1" fo:font-size="10pt" fo:letter-spacing="normal" fo:font-style="normal" fo:font-weight="bold" officeooo:rsid="008b8625" officeooo:paragraph-rsid="00a1ec1d" fo:background-color="transparent" style:font-size-asian="8.75pt" style:font-weight-asian="bold" style:font-size-complex="10pt" style:font-weight-complex="bold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1" fo:font-size="10pt" fo:font-weight="bold" officeooo:rsid="003635b5" officeooo:paragraph-rsid="00a1ec1d" style:font-size-asian="8.75pt" style:font-weight-asian="bold" style:font-size-complex="10pt" style:font-weight-complex="bold"/>
    </style:style>
    <style:style style:name="P28" style:family="paragraph" style:parent-style-name="Table_20_Contents">
      <style:text-properties officeooo:paragraph-rsid="008b8625"/>
    </style:style>
    <style:style style:name="P29" style:family="paragraph" style:parent-style-name="Table_20_Contents">
      <style:text-properties style:font-name="Liberation Serif1" fo:font-size="10pt" fo:font-weight="bold" officeooo:rsid="008b8625" officeooo:paragraph-rsid="008b8625" style:font-size-asian="8.75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0pt" officeooo:rsid="001bd869" officeooo:paragraph-rsid="003bc75f" style:font-size-asian="8.75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officeooo:paragraph-rsid="008b8625"/>
    </style:style>
    <style:style style:name="P32" style:family="paragraph" style:parent-style-name="Table_20_Contents">
      <style:paragraph-properties fo:text-align="start" style:justify-single-word="false"/>
      <style:text-properties fo:font-size="10pt" officeooo:rsid="001bd869" officeooo:paragraph-rsid="00a1ec1d" style:font-size-asian="8.75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1" fo:font-size="10pt" fo:font-weight="normal" officeooo:rsid="001bd869" officeooo:paragraph-rsid="003bc75f" style:font-size-asian="8.75pt" style:font-weight-asian="normal" style:font-size-complex="10pt" style:font-weight-complex="normal"/>
    </style:style>
    <style:style style:name="P34" style:family="paragraph" style:parent-style-name="Table_20_Contents">
      <style:text-properties officeooo:paragraph-rsid="00a34a94"/>
    </style:style>
    <style:style style:name="P35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36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37" style:family="paragraph" style:parent-style-name="Table_20_Contents">
      <style:text-properties officeooo:paragraph-rsid="003bc75f"/>
    </style:style>
    <style:style style:name="P38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P3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fo:font-size="7pt" fo:font-weight="bold" officeooo:rsid="00687f71" officeooo:paragraph-rsid="007637ce" style:font-size-asian="7pt" style:font-weight-asian="bold" style:font-size-complex="7pt" style:font-weight-complex="bold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7637ce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6pt" officeooo:rsid="00074357" officeooo:paragraph-rsid="00668fe4" style:font-size-asian="5.25pt" style:font-size-complex="6pt"/>
    </style:style>
    <style:style style:name="P42" style:family="paragraph" style:parent-style-name="Table_20_Contents">
      <style:paragraph-properties fo:text-align="start" style:justify-single-word="false"/>
      <style:text-properties fo:font-size="8pt" officeooo:rsid="0008d4ca" officeooo:paragraph-rsid="00668fe4" style:font-size-asian="8pt" style:font-size-complex="8pt"/>
    </style:style>
    <style:style style:name="P43" style:family="paragraph" style:parent-style-name="Table_20_Contents">
      <style:paragraph-properties fo:line-height="100%" fo:text-align="start" style:justify-single-word="false"/>
      <style:text-properties fo:font-size="8pt" officeooo:rsid="00440b42" officeooo:paragraph-rsid="00668fe4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text-position="0% 100%" fo:font-size="8pt" officeooo:rsid="000a873c" officeooo:paragraph-rsid="00668fe4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fo:font-size="8pt" officeooo:rsid="000a873c" officeooo:paragraph-rsid="00668fe4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fo:font-size="8pt" officeooo:paragraph-rsid="00668fe4" style:font-size-asian="8pt" style:font-size-complex="8pt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fo:font-size="8pt" officeooo:paragraph-rsid="008c7398" style:font-size-asian="8pt" style:font-size-complex="8pt"/>
    </style:style>
    <style:style style:name="P48" style:family="paragraph" style:parent-style-name="Standard">
      <style:text-properties fo:font-size="8pt" style:font-size-asian="8pt" style:font-size-complex="8pt"/>
    </style:style>
    <style:style style:name="P49" style:family="paragraph" style:parent-style-name="Standard">
      <style:text-properties fo:color="#000000" loext:opacity="100%" fo:font-size="8pt" style:font-size-asian="8pt" style:font-size-complex="8pt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style:font-size-asian="8pt" style:font-size-complex="8pt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973a9e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officeooo:rsid="00074357" officeooo:paragraph-rsid="00668fe4"/>
    </style:style>
    <style:style style:name="P54" style:family="paragraph" style:parent-style-name="Table_20_Contents">
      <style:paragraph-properties fo:text-align="center" style:justify-single-word="false"/>
      <style:text-properties fo:font-size="6pt" officeooo:rsid="00074357" officeooo:paragraph-rsid="00668fe4" style:font-size-asian="6pt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873c" officeooo:paragraph-rsid="00668fe4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1" fo:font-size="8pt" officeooo:rsid="000aeb6e" officeooo:paragraph-rsid="00668fe4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eb6e" officeooo:paragraph-rsid="00668fe4" style:font-size-asian="8pt" style:font-size-complex="8pt"/>
    </style:style>
    <style:style style:name="P5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668fe4" style:font-size-asian="8pt" style:font-size-complex="8pt"/>
    </style:style>
    <style:style style:name="P5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668fe4" style:font-size-asian="8pt" style:font-size-complex="8pt"/>
    </style:style>
    <style:style style:name="P60" style:family="paragraph" style:parent-style-name="Table_20_Contents">
      <style:paragraph-properties fo:line-height="100%" fo:text-align="start" style:justify-single-word="false"/>
      <style:text-properties fo:font-size="8pt" fo:font-weight="bold" officeooo:rsid="00987dda" officeooo:paragraph-rsid="00987dda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957f99" style:font-size-asian="8pt" style:font-size-complex="8pt"/>
    </style:style>
    <style:style style:name="P6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987dda" style:font-size-asian="8pt" style:font-size-complex="8pt"/>
    </style:style>
    <style:style style:name="P63" style:family="paragraph" style:parent-style-name="Table_20_Contents">
      <style:paragraph-properties fo:line-height="100%" fo:text-align="start" style:justify-single-word="false"/>
      <style:text-properties fo:font-size="8pt" officeooo:rsid="000f6823" officeooo:paragraph-rsid="00a260ea" style:font-size-asian="8pt" style:font-size-complex="8pt"/>
    </style:style>
    <style:style style:name="P6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fo:font-weight="normal" officeooo:rsid="000f6823" officeooo:paragraph-rsid="00a260ea" style:font-size-asian="8pt" style:font-size-complex="8pt"/>
    </style:style>
    <style:style style:name="P6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a260ea" style:font-size-asian="8pt" style:font-size-complex="8pt"/>
    </style:style>
    <style:style style:name="P6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668fe4" style:font-size-asian="8pt" style:font-size-complex="8pt"/>
    </style:style>
    <style:style style:name="P67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fo:font-weight="bold" officeooo:rsid="008cf68e" officeooo:paragraph-rsid="008cf68e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668fe4" style:font-size-asian="8pt" style:font-size-complex="8pt"/>
    </style:style>
    <style:style style:name="P6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79bb34" style:font-size-asian="8pt" style:font-size-complex="8pt"/>
    </style:style>
    <style:style style:name="P7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8cf68e" style:font-size-asian="8pt" style:font-size-complex="8pt"/>
    </style:style>
    <style:style style:name="P71" style:family="paragraph" style:parent-style-name="Table_20_Contents">
      <style:paragraph-properties fo:line-height="100%" fo:text-align="start" style:justify-single-word="false"/>
      <style:text-properties officeooo:paragraph-rsid="00668fe4"/>
    </style:style>
    <style:style style:name="P7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673e8c" style:font-size-asian="8pt" style:font-size-complex="8pt"/>
    </style:style>
    <style:style style:name="P7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668fe4" style:font-size-asian="8pt" style:font-size-complex="8pt"/>
    </style:style>
    <style:style style:name="P74" style:family="paragraph" style:parent-style-name="Standard">
      <style:paragraph-properties fo:line-height="100%" fo:text-align="start" style:justify-single-word="false"/>
      <style:text-properties officeooo:rsid="008cf68e" officeooo:paragraph-rsid="008cf68e"/>
    </style:style>
    <style:style style:name="P75" style:family="paragraph" style:parent-style-name="Table_20_Contents">
      <style:paragraph-properties fo:text-align="center" style:justify-single-word="false"/>
      <style:text-properties fo:font-size="8pt" officeooo:rsid="000b2db7" officeooo:paragraph-rsid="00668fe4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fo:font-size="8pt" officeooo:paragraph-rsid="00668fe4" style:font-size-asian="8pt" style:font-size-complex="8pt"/>
    </style:style>
    <style:style style:name="P77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668fe4" style:font-size-asian="8pt" style:font-size-complex="8pt"/>
    </style:style>
    <style:style style:name="P78" style:family="paragraph" style:parent-style-name="Table_20_Contents">
      <style:paragraph-properties fo:text-align="center" style:justify-single-word="false"/>
      <style:text-properties officeooo:rsid="008ee9eb" officeooo:paragraph-rsid="008ee9eb"/>
    </style:style>
    <style:style style:name="P79" style:family="paragraph" style:parent-style-name="Table_20_Contents">
      <style:paragraph-properties fo:text-align="center" style:justify-single-word="false"/>
      <style:text-properties fo:font-size="8pt" officeooo:rsid="008ee9eb" officeooo:paragraph-rsid="008ee9eb" style:font-size-asian="8pt" style:font-size-complex="8pt"/>
    </style:style>
    <style:style style:name="P80" style:family="paragraph" style:parent-style-name="Table_20_Contents">
      <style:paragraph-properties fo:line-height="150%" fo:text-align="start" style:justify-single-word="false"/>
      <style:text-properties officeooo:paragraph-rsid="00668fe4"/>
    </style:style>
    <style:style style:name="P81" style:family="paragraph" style:parent-style-name="Table_20_Contents">
      <style:text-properties fo:font-size="8pt" officeooo:rsid="000cf61d" officeooo:paragraph-rsid="00668fe4" style:font-size-asian="8pt" style:font-size-complex="8pt"/>
    </style:style>
    <style:style style:name="P82" style:family="paragraph" style:parent-style-name="Table_20_Contents">
      <style:text-properties fo:font-size="8pt" officeooo:rsid="000dbb3d" officeooo:paragraph-rsid="00668fe4" style:font-size-asian="8pt" style:font-size-complex="8pt"/>
    </style:style>
    <style:style style:name="P83" style:family="paragraph" style:parent-style-name="Table_20_Contents">
      <style:paragraph-properties fo:text-align="center" style:justify-single-word="false"/>
      <style:text-properties fo:font-size="8pt" officeooo:rsid="000cf61d" officeooo:paragraph-rsid="00668fe4" style:font-size-asian="8pt" style:font-size-complex="8pt"/>
    </style:style>
    <style:style style:name="P84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9187f2" style:font-size-asian="8pt" style:font-size-complex="8pt"/>
    </style:style>
    <style:style style:name="P85" style:family="paragraph" style:parent-style-name="Table_20_Contents">
      <style:paragraph-properties fo:text-align="center" style:justify-single-word="false"/>
      <style:text-properties fo:font-size="8pt" officeooo:rsid="009187f2" officeooo:paragraph-rsid="009187f2" style:font-size-asian="8pt" style:font-size-complex="8pt"/>
    </style:style>
    <style:style style:name="P86" style:family="paragraph" style:parent-style-name="Table_20_Contents">
      <style:paragraph-properties fo:line-height="100%" fo:text-align="start" style:justify-single-word="false"/>
      <style:text-properties style:text-position="0% 100%" fo:font-size="6pt" officeooo:rsid="000cf61d" officeooo:paragraph-rsid="00668fe4" style:font-size-asian="5.25pt" style:font-size-complex="6pt"/>
    </style:style>
    <style:style style:name="P87" style:family="paragraph" style:parent-style-name="Table_20_Contents">
      <style:paragraph-properties fo:line-height="115%" fo:text-align="start" style:justify-single-word="false"/>
      <style:text-properties style:text-position="0% 100%" fo:font-size="8pt" officeooo:rsid="000cf61d" officeooo:paragraph-rsid="00668fe4" style:font-size-asian="8pt" style:font-size-complex="8pt"/>
    </style:style>
    <style:style style:name="P88" style:family="paragraph" style:parent-style-name="Text_20_body">
      <style:paragraph-properties fo:margin-top="0cm" fo:margin-bottom="0cm" style:contextual-spacing="false"/>
      <style:text-properties style:font-name="Liberation Serif1" fo:font-size="8pt" fo:font-weight="normal" officeooo:rsid="0047fd6f" officeooo:paragraph-rsid="00668fe4" style:font-size-asian="8pt" style:font-weight-asian="normal" style:font-size-complex="8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1" fo:font-size="8pt" fo:font-weight="normal" officeooo:rsid="0047fd6f" officeooo:paragraph-rsid="00668fe4" style:font-size-asian="8pt" style:font-weight-asian="normal" style:font-size-complex="8pt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Liberation Serif1" fo:font-size="8pt" officeooo:rsid="000dbb3d" officeooo:paragraph-rsid="00668fe4" style:font-size-asian="8pt" style:font-size-complex="8pt"/>
    </style:style>
    <style:style style:name="P9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Liberation Serif1" fo:font-size="8pt" fo:font-weight="normal" officeooo:rsid="0047fd6f" officeooo:paragraph-rsid="00668fe4" style:font-size-asian="8pt" style:font-weight-asian="normal" style:font-size-complex="8pt" style:font-weight-complex="normal"/>
    </style:style>
    <style:style style:name="P92" style:family="paragraph" style:parent-style-name="Standard">
      <style:paragraph-properties fo:text-align="center" style:justify-single-word="false"/>
      <style:text-properties fo:font-size="8pt" officeooo:rsid="009187f2" officeooo:paragraph-rsid="009187f2" style:font-size-asian="8pt" style:font-size-complex="8pt"/>
    </style:style>
    <style:style style:name="P93" style:family="paragraph" style:parent-style-name="Standard">
      <style:paragraph-properties fo:text-align="center" style:justify-single-word="false"/>
      <style:text-properties fo:font-size="8pt" officeooo:rsid="00369424" officeooo:paragraph-rsid="0074837b" style:font-size-asian="8pt" style:font-size-complex="8pt"/>
    </style:style>
    <style:style style:name="P94" style:family="paragraph" style:parent-style-name="Standard">
      <style:paragraph-properties fo:text-align="center" style:justify-single-word="false"/>
      <style:text-properties fo:font-size="8pt" officeooo:rsid="00369424" officeooo:paragraph-rsid="007adb5d" style:font-size-asian="8pt" style:font-size-complex="8pt"/>
    </style:style>
    <style:style style:name="P95" style:family="paragraph" style:parent-style-name="Standard">
      <style:paragraph-properties fo:line-height="150%"/>
      <style:text-properties style:text-position="0% 100%" style:font-name="Liberation Serif" fo:font-size="8pt" officeooo:rsid="004b82ae" officeooo:paragraph-rsid="00668fe4" fo:background-color="transparent" style:font-size-asian="8pt" style:font-size-complex="8pt"/>
    </style:style>
    <style:style style:name="P96" style:family="paragraph" style:parent-style-name="Standard">
      <style:paragraph-properties fo:line-height="150%" fo:text-align="start" style:justify-single-word="false"/>
      <style:text-properties fo:font-size="8pt" officeooo:rsid="004b82ae" officeooo:paragraph-rsid="00668fe4" fo:background-color="transparent" style:font-size-asian="8pt" style:font-size-complex="8pt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6pt" officeooo:rsid="00199544" officeooo:paragraph-rsid="00668fe4" style:font-size-asian="5.25pt" style:font-size-complex="6pt"/>
    </style:style>
    <style:style style:name="T1" style:family="text">
      <style:text-properties style:text-position="0% 100%" officeooo:rsid="00357934"/>
    </style:style>
    <style:style style:name="T2" style:family="text">
      <style:text-properties style:text-position="0% 100%" officeooo:rsid="003bc75f"/>
    </style:style>
    <style:style style:name="T3" style:family="text">
      <style:text-properties style:text-position="0% 100%" officeooo:rsid="00395508"/>
    </style:style>
    <style:style style:name="T4" style:family="text">
      <style:text-properties style:text-position="0% 100%" officeooo:rsid="0039b38a"/>
    </style:style>
    <style:style style:name="T5" style:family="text">
      <style:text-properties style:text-position="0% 100%" fo:font-weight="normal" officeooo:rsid="003bc75f" style:font-size-asian="10pt" style:font-weight-asian="normal" style:font-weight-complex="normal"/>
    </style:style>
    <style:style style:name="T6" style:family="text">
      <style:text-properties style:text-position="0% 100%" fo:font-weight="normal" officeooo:rsid="00199544" style:font-size-asian="10pt" style:font-weight-asian="normal" style:font-weight-complex="normal"/>
    </style:style>
    <style:style style:name="T7" style:family="text">
      <style:text-properties officeooo:rsid="008b8625"/>
    </style:style>
    <style:style style:name="T8" style:family="text"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7637ce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222222" loext:opacity="100%" style:font-name="Liberation Serif1" fo:font-size="13pt" fo:letter-spacing="normal" fo:font-style="normal" officeooo:rsid="0054309c" style:font-size-asian="13pt" style:font-size-complex="13pt"/>
    </style:style>
    <style:style style:name="T12" style:family="text">
      <style:text-properties fo:font-variant="normal" fo:text-transform="none" fo:color="#222222" loext:opacity="100%" style:font-name="Liberation Serif1" fo:font-size="10pt" fo:letter-spacing="normal" fo:font-style="normal" officeooo:rsid="00581315" style:font-size-asian="10pt" style:font-size-complex="10pt"/>
    </style:style>
    <style:style style:name="T13" style:family="text">
      <style:text-properties officeooo:rsid="001bd869"/>
    </style:style>
    <style:style style:name="T14" style:family="text">
      <style:text-properties officeooo:rsid="00687f71"/>
    </style:style>
    <style:style style:name="T15" style:family="text">
      <style:text-properties officeooo:rsid="009187f2"/>
    </style:style>
    <style:style style:name="T16" style:family="text">
      <style:text-properties officeooo:rsid="00a260ea"/>
    </style:style>
    <style:style style:name="T17" style:family="text">
      <style:text-properties officeooo:rsid="00a34a94"/>
    </style:style>
    <style:style style:name="T18" style:family="text">
      <style:text-properties fo:font-variant="normal" fo:text-transform="none" fo:color="#000000" loext:opacity="100%" fo:letter-spacing="normal" fo:font-style="normal" officeooo:rsid="008b8625"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style:font-name="Liberation Serif1" fo:font-size="9pt" fo:font-weight="bold" style:font-size-asian="9pt" style:font-weight-asian="bold" style:font-size-complex="9pt" style:font-weight-complex="bold"/>
    </style:style>
    <style:style style:name="T21" style:family="text">
      <style:text-properties style:font-name="Liberation Serif1" fo:font-size="9pt" fo:font-weight="bold" officeooo:rsid="003bc75f" style:font-size-asian="9pt" style:font-weight-asian="bold" style:font-size-complex="9pt" style:font-weight-complex="bold"/>
    </style:style>
    <style:style style:name="T22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23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24" style:family="text">
      <style:text-properties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25" style:family="text">
      <style:text-properties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26" style:family="text">
      <style:text-properties fo:font-size="10pt" officeooo:rsid="001bd869" style:font-size-asian="8.75pt" style:font-size-complex="10pt"/>
    </style:style>
    <style:style style:name="T27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8.75pt" style:font-weight-asian="bold" style:font-size-complex="10pt" style:font-weight-complex="bold"/>
    </style:style>
    <style:style style:name="T28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79bb34" style:font-size-asian="8.75pt" style:font-weight-asian="bold" style:font-size-complex="10pt" style:font-weight-complex="bold"/>
    </style:style>
    <style:style style:name="T29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5db4ac" style:font-size-asian="8.75pt" style:font-weight-asian="bold" style:font-size-complex="10pt" style:font-weight-complex="bold"/>
    </style:style>
    <style:style style:name="T30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10pt" style:font-weight-asian="bold" style:font-size-complex="10pt" style:font-weight-complex="bold"/>
    </style:style>
    <style:style style:name="T31" style:family="text">
      <style:text-properties fo:font-weight="bold" officeooo:rsid="003bc75f" style:font-weight-asian="bold" style:font-weight-complex="bold"/>
    </style:style>
    <style:style style:name="T32" style:family="text">
      <style:text-properties fo:font-weight="bold" officeooo:rsid="008b8625" style:font-size-asian="10pt" style:font-weight-asian="bold" style:font-weight-complex="bold"/>
    </style:style>
    <style:style style:name="T33" style:family="text">
      <style:text-properties style:font-name="Liberation Serif1" fo:font-weight="bold" officeooo:rsid="008b8625" style:font-weight-asian="bold" style:font-weight-complex="bold"/>
    </style:style>
    <style:style style:name="T34" style:family="text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T35" style:family="text">
      <style:text-properties style:font-name="Liberation Serif1" fo:font-size="10pt" fo:font-weight="bold" officeooo:rsid="009187f2" style:font-size-asian="10pt" style:font-weight-asian="bold" style:font-size-complex="10pt" style:font-weight-complex="bold"/>
    </style:style>
    <style:style style:name="T36" style:family="text">
      <style:text-properties style:font-name="Liberation Serif1" fo:font-size="10pt" fo:font-weight="bold" officeooo:rsid="00a34a94" style:font-size-asian="10pt" style:font-weight-asian="bold" style:font-size-complex="10pt" style:font-weight-complex="bold"/>
    </style:style>
    <style:style style:name="T37" style:family="text">
      <style:text-properties style:font-name="Liberation Serif1" fo:font-size="8pt" fo:font-weight="normal" officeooo:rsid="009187f2" style:font-size-asian="8pt" style:font-weight-asian="normal" style:font-size-complex="8pt" style:font-weight-complex="normal"/>
    </style:style>
    <style:style style:name="T38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39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40" style:family="text">
      <style:text-properties style:font-name="Liberation Serif1" officeooo:rsid="00354b42"/>
    </style:style>
    <style:style style:name="T41" style:family="text">
      <style:text-properties officeooo:rsid="002c4f73"/>
    </style:style>
    <style:style style:name="T42" style:family="text">
      <style:text-properties style:text-position="super 58%"/>
    </style:style>
    <style:style style:name="T43" style:family="text">
      <style:text-properties style:text-position="0% 100%" officeooo:rsid="000a873c"/>
    </style:style>
    <style:style style:name="T44" style:family="text">
      <style:text-properties style:text-position="0% 100%"/>
    </style:style>
    <style:style style:name="T45" style:family="text">
      <style:text-properties style:text-position="0% 100%" officeooo:rsid="002c4f73"/>
    </style:style>
    <style:style style:name="T46" style:family="text">
      <style:text-properties fo:color="#000000" loext:opacity="100%" fo:font-size="8pt" style:font-size-asian="8pt" style:font-size-complex="8pt"/>
    </style:style>
    <style:style style:name="T47" style:family="text">
      <style:text-properties fo:color="#000000" loext:opacity="100%"/>
    </style:style>
    <style:style style:name="T48" style:family="text">
      <style:text-properties officeooo:rsid="000aeb6e"/>
    </style:style>
    <style:style style:name="T49" style:family="text">
      <style:text-properties style:font-name="Liberation Serif1" fo:font-size="8pt" officeooo:rsid="007637ce" style:font-size-asian="8pt" style:font-size-complex="8pt"/>
    </style:style>
    <style:style style:name="T50" style:family="text">
      <style:text-properties style:font-name="Liberation Serif1" fo:font-size="8pt" style:font-size-asian="8pt" style:font-size-complex="8pt"/>
    </style:style>
    <style:style style:name="T51" style:family="text">
      <style:text-properties fo:font-weight="bold" officeooo:rsid="00987dda" style:font-weight-asian="bold" style:font-weight-complex="bold"/>
    </style:style>
    <style:style style:name="T52" style:family="text">
      <style:text-properties fo:font-variant="normal" fo:text-transform="none" fo:color="#000000" loext:opacity="100%" style:font-name="Liberation Serif1" fo:letter-spacing="normal" fo:font-style="normal" fo:font-weight="normal" officeooo:rsid="009187f2"/>
    </style:style>
    <style:style style:name="T53" style:family="text">
      <style:text-properties fo:font-variant="normal" fo:text-transform="none" fo:color="#000000" loext:opacity="100%" style:font-name="Liberation Serif1" fo:letter-spacing="normal" fo:font-style="normal" fo:font-weight="normal" officeooo:rsid="00a260ea"/>
    </style:style>
    <style:style style:name="T54" style:family="text">
      <style:text-properties fo:font-variant="normal" fo:text-transform="none" fo:color="#000000" loext:opacity="100%" style:font-name="Liberation Serif1" fo:letter-spacing="normal" fo:font-style="normal" fo:font-weight="normal"/>
    </style:style>
    <style:style style:name="T55" style:family="text">
      <style:text-properties fo:font-variant="normal" fo:text-transform="none" fo:color="#000000" loext:opacity="100%" fo:letter-spacing="normal" fo:font-style="normal" fo:font-weight="normal" officeooo:rsid="009187f2"/>
    </style:style>
    <style:style style:name="T56" style:family="text">
      <style:text-properties fo:font-variant="normal" fo:text-transform="none" fo:color="#000000" loext:opacity="100%" fo:letter-spacing="normal" fo:font-style="normal" fo:font-weight="normal" officeooo:rsid="00a260ea"/>
    </style:style>
    <style:style style:name="T57" style:family="text">
      <style:text-properties officeooo:rsid="00995fea"/>
    </style:style>
    <style:style style:name="T58" style:family="text">
      <style:text-properties style:font-name="Liberation Serif1" fo:font-size="8pt" officeooo:rsid="008cf68e" style:font-size-asian="8pt" style:font-size-complex="8pt"/>
    </style:style>
    <style:style style:name="T59" style:family="text">
      <style:text-properties style:font-name="Liberation Serif1" fo:font-size="8pt" officeooo:rsid="00995fea" style:font-size-asian="8pt" style:font-size-complex="8pt"/>
    </style:style>
    <style:style style:name="T60" style:family="text">
      <style:text-properties officeooo:rsid="008cf68e"/>
    </style:style>
    <style:style style:name="T61" style:family="text">
      <style:text-properties style:text-position="0% 100%" style:font-name="Liberation Serif1" fo:font-size="8pt" officeooo:rsid="0086279b" style:font-size-asian="8pt" style:font-size-complex="8pt" loext:padding="0cm" loext:border="none"/>
    </style:style>
    <style:style style:name="T62" style:family="text">
      <style:text-properties style:text-position="0% 100%" style:font-name="Liberation Serif1" fo:font-size="8pt" style:font-size-asian="8pt" style:font-size-complex="8pt" loext:padding="0cm" loext:border="none"/>
    </style:style>
    <style:style style:name="T63" style:family="text">
      <style:text-properties style:text-position="0% 100%" style:font-name="Liberation Serif1" fo:font-size="8pt" officeooo:rsid="00995fea" style:font-size-asian="8pt" style:font-size-complex="8pt" loext:padding="0cm" loext:border="none"/>
    </style:style>
    <style:style style:name="T64" style:family="text">
      <style:text-properties officeooo:rsid="0025eb9b"/>
    </style:style>
    <style:style style:name="T65" style:family="text">
      <style:text-properties officeooo:rsid="000b2db7"/>
    </style:style>
    <style:style style:name="T66" style:family="text">
      <style:text-properties style:text-position="sub 58%" officeooo:rsid="000b2db7"/>
    </style:style>
    <style:style style:name="T67" style:family="text">
      <style:text-properties style:text-position="0% 100%" officeooo:rsid="0025eb9b"/>
    </style:style>
    <style:style style:name="T68" style:family="text">
      <style:text-properties style:text-position="0% 100%" officeooo:rsid="000b2db7"/>
    </style:style>
    <style:style style:name="T69" style:family="text">
      <style:text-properties style:text-position="sub 58%"/>
    </style:style>
    <style:style style:name="T70" style:family="text">
      <style:text-properties fo:font-size="8pt" officeooo:rsid="0086bb75" style:font-size-asian="8pt" style:font-size-complex="8pt"/>
    </style:style>
    <style:style style:name="T71" style:family="text">
      <style:text-properties fo:font-size="8pt" style:font-size-asian="8pt" style:font-size-complex="8pt"/>
    </style:style>
    <style:style style:name="T72" style:family="text">
      <style:text-properties fo:font-size="8pt" officeooo:rsid="00995fea" style:font-size-asian="8pt" style:font-size-complex="8pt"/>
    </style:style>
    <style:style style:name="T73" style:family="text">
      <style:text-properties fo:font-size="8pt" officeooo:rsid="00428fd7" style:font-size-asian="8pt" style:font-size-complex="8pt"/>
    </style:style>
    <style:style style:name="T74" style:family="text">
      <style:text-properties fo:font-size="8pt" officeooo:rsid="002c4f73" style:font-size-asian="8pt" style:font-size-complex="8pt"/>
    </style:style>
    <style:style style:name="T75" style:family="text">
      <style:text-properties fo:font-size="8pt" officeooo:rsid="00428fd7" fo:background-color="transparent" loext:char-shading-value="0" style:font-size-asian="8pt" style:font-size-complex="8pt"/>
    </style:style>
    <style:style style:name="T76" style:family="text">
      <style:text-properties fo:font-size="8pt" officeooo:rsid="008ee9eb" fo:background-color="transparent" loext:char-shading-value="0" style:font-size-asian="8pt" style:font-size-complex="8pt"/>
    </style:style>
    <style:style style:name="T77" style:family="text">
      <style:text-properties fo:font-size="8pt" officeooo:rsid="0099738a" fo:background-color="transparent" loext:char-shading-value="0" style:font-size-asian="8pt" style:font-size-complex="8pt"/>
    </style:style>
    <style:style style:name="T78" style:family="text">
      <style:text-properties fo:font-size="8pt" officeooo:rsid="0055a9ca" fo:background-color="transparent" loext:char-shading-value="0" style:font-size-asian="8pt" style:font-size-complex="8pt"/>
    </style:style>
    <style:style style:name="T79" style:family="text">
      <style:text-properties style:text-position="0% 100%" officeooo:rsid="001a105c"/>
    </style:style>
    <style:style style:name="T80" style:family="text">
      <style:text-properties officeooo:rsid="004dcfba"/>
    </style:style>
    <style:style style:name="T81" style:family="text">
      <style:text-properties fo:font-weight="normal" officeooo:rsid="0047fd6f" style:font-weight-asian="normal" style:font-weight-complex="normal"/>
    </style:style>
    <style:style style:name="T82" style:family="text">
      <style:text-properties officeooo:rsid="00408212"/>
    </style:style>
    <style:style style:name="T83" style:family="text">
      <style:text-properties style:font-name="Liberation Serif"/>
    </style:style>
    <style:style style:name="T84" style:family="text">
      <style:text-properties style:font-name="Liberation Serif" fo:background-color="#ffffff" loext:char-shading-value="0"/>
    </style:style>
    <style:style style:name="T85" style:family="text">
      <style:text-properties style:font-name="Liberation Serif" fo:font-weight="bold" officeooo:rsid="00408212" fo:background-color="#ffffff" loext:char-shading-value="0" style:font-weight-asian="bold" style:font-weight-complex="bold"/>
    </style:style>
    <style:style style:name="T86" style:family="text">
      <style:text-properties style:font-name="Liberation Serif" officeooo:rsid="00440b42" fo:background-color="#ffffff" loext:char-shading-value="0"/>
    </style:style>
    <style:style style:name="T87" style:family="text">
      <style:text-properties style:text-position="0% 100%" style:font-name="Liberation Serif"/>
    </style:style>
    <style:style style:name="T88" style:family="text">
      <style:text-properties style:text-position="0% 100%" style:font-name="Liberation Serif" fo:font-weight="bold" officeooo:rsid="00408212" fo:background-color="#ffffff" loext:char-shading-value="0" style:font-weight-asian="bold" style:font-weight-complex="bold"/>
    </style:style>
    <style:style style:name="T89" style:family="text">
      <style:text-properties style:text-position="0% 100%" style:font-name="Liberation Serif" fo:background-color="#ffffff" loext:char-shading-value="0"/>
    </style:style>
    <style:style style:name="T90" style:family="text">
      <style:text-properties style:text-position="0% 100%" style:font-name="Liberation Serif" fo:font-size="9pt" fo:background-color="#ffffff" loext:char-shading-value="0" style:font-size-asian="9pt" style:font-size-complex="9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/>
            <text:p text:style-name="P2"/>
            <text:p text:style-name="P3"/>
            <text:p text:style-name="P4"><text:span text:style-name="T1">5</text:span><text:span text:style-name="T2">0</text:span><text:span text:style-name="T1">. <text:s text:c="2"/>Remarks:</text:span><text:span text:style-name="T3"> <text:s text:c="2"/></text:span><text:span text:style-name="T4"><text:s/></text:span></text:p>
            <text:p text:style-name="P5">-</text:p>
            <text:p text:style-name="P5">-</text:p>
            <text:p text:style-name="P5">-</text:p>
            <text:p text:style-name="P5">- </text:p>
            <text:p text:style-name="P6">-</text:p>
            <text:p text:style-name="P7">Alternative Types:</text:p>
            <text:p text:style-name="P8">-</text:p>
            <text:p text:style-name="P8">-</text:p>
            <text:p text:style-name="P8">-</text:p>
            <text:p text:style-name="P9">-</text:p>
            <text:p text:style-name="P4"><text:span text:style-name="T5">51. <text:s text:c="2"/></text:span><text:span text:style-name="T6">Esemptions:</text:span><text:span text:style-name="T4"> <text:s text:c="5"/></text:span></text:p>
            <text:p text:style-name="P10"><text:s text:c="4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2">CdS-<text:span text:style-name="T7">****</text:span>/0<text:span text:style-name="T7">*</text:span></text:p>
          </table:table-cell>
          <table:table-cell table:style-name="Tabella1.B1" office:value-type="string">
            <text:p text:style-name="P13"><text:span text:style-name="T8"><text:s text:c="2"/></text:span><text:span text:style-name="T9">CdS</text:span><text:span text:style-name="T10"> – DATA SHEET </text:span></text:p>
            <text:p text:style-name="P14"><text:span text:style-name="T11"><text:s text:c="3"/></text:span><text:span text:style-name="T12">for <text:s/>complete vehicles.</text:span>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15"/>
                  <text:p text:style-name="P16"/>
                  <text:p text:style-name="P17">0.1. <text:s text:c="2"/>Make:</text:p>
                  <text:p text:style-name="P18"/>
                  <text:p text:style-name="P17">0.2. <text:s text:c="2"/>Type:</text:p>
                  <text:p text:style-name="P18"/>
                  <text:p text:style-name="P17"><text:s text:c="9"/>Variant:</text:p>
                  <text:p text:style-name="P18"/>
                  <text:p text:style-name="P17"><text:s text:c="9"/>Version:</text:p>
                  <text:p text:style-name="P17"/>
                  <text:p text:style-name="P17">0.2.1. Commercial name (s):</text:p>
                  <text:p text:style-name="P18"/>
                  <text:p text:style-name="P17">0.4. <text:s text:c="3"/>Category:</text:p>
                  <text:p text:style-name="P18"/>
                  <text:p text:style-name="P19">0.5. <text:s text:c="3"/>Name and address of <text:s/>manufacturer</text:p>
                  <text:p text:style-name="P17"><text:s text:c="10"/>of the <text:span text:style-name="T13">base vehicle:</text:span></text:p>
                  <text:p text:style-name="P17"/>
                  <text:p text:style-name="P20">0.6. <text:s text:c="2"/><text:span text:style-name="T14">Manufacturer address</text:span>:</text:p>
                </table:table-cell>
                <table:table-cell table:style-name="Tabella2.A1" office:value-type="string">
                  <text:p text:style-name="P21"/>
                  <text:p text:style-name="P21"/>
                  <text:p text:style-name="P22"><text:span text:style-name="T15">{{B</text:span><text:span text:style-name="T16">6</text:span><text:span text:style-name="T17">5</text:span><text:span text:style-name="T15">}}</text:span></text:p>
                  <text:p text:style-name="P23"/>
                  <text:p text:style-name="P22"><text:span text:style-name="T15">{{B</text:span><text:span text:style-name="T16">6</text:span><text:span text:style-name="T17">6</text:span><text:span text:style-name="T15">}}</text:span></text:p>
                  <text:p text:style-name="P24"/>
                  <text:p text:style-name="P22"><text:span text:style-name="T15">{{B</text:span><text:span text:style-name="T16">6</text:span><text:span text:style-name="T17">7</text:span><text:span text:style-name="T15">}}</text:span></text:p>
                  <text:p text:style-name="P24"/>
                  <text:p text:style-name="P22"><text:span text:style-name="T15">{{B</text:span><text:span text:style-name="T16">6</text:span><text:span text:style-name="T17">8</text:span><text:span text:style-name="T15">}}</text:span></text:p>
                  <text:p text:style-name="P25"/>
                  <text:p text:style-name="P22"><text:span text:style-name="T15">{{B</text:span><text:span text:style-name="T16">6</text:span><text:span text:style-name="T17">9</text:span><text:span text:style-name="T15">}}</text:span></text:p>
                  <text:p text:style-name="P24"/>
                  <text:p text:style-name="P26">COMPLETE</text:p>
                  <text:p text:style-name="P24"/>
                  <text:p text:style-name="P27"><text:span text:style-name="T18">COMPLETE</text:span><text:span text:style-name="T19"> </text:span></text:p>
                </table:table-cell>
              </table:table-row>
            </table:table>
            <text:p text:style-name="P28"><text:span text:style-name="T20"><text:s text:c="2"/></text:span><text:span text:style-name="T21"><text:s text:c="10"/></text:span><text:span text:style-name="T22"><text:s text:c="7"/></text:span><text:span text:style-name="T23">COMPLETE</text:span><text:span text:style-name="T24"><text:line-break/></text:span><text:span text:style-name="T25"> <text:s text:c="17"/></text:span><text:span text:style-name="T23">COMPLETE</text:span></text:p>
            <text:p text:style-name="P29"><text:s text:c="18"/>COMPLETE</text:p>
            <text:p text:style-name="P30"/>
            <text:p text:style-name="P31"><text:span text:style-name="T26"><text:s text:c="3"/>Vehicle identification number: </text:span><text:span text:style-name="T23">COMPLETE</text:span><text:span text:style-name="T27"> </text:span><text:span text:style-name="T28"><text:s/></text:span><text:span text:style-name="T27"><text:s text:c="5"/></text:span><text:span text:style-name="T29"><text:s/></text:span><text:span text:style-name="T27"><text:s text:c="2"/></text:span><text:span text:style-name="T30"><text:s/></text:span><text:span text:style-name="T27"><text:s/></text:span><text:span text:style-name="T30"><text:s/></text:span><text:span text:style-name="T31"><text:s/></text:span></text:p>
            <text:p text:style-name="P32"><text:s text:c="3"/>Location of the Vehicle Identification Number: <text:span text:style-name="T32"><text:s/></text:span><text:span text:style-name="T33">COMPLETE</text:span></text:p>
            <text:p text:style-name="P33"/>
            <text:p text:style-name="P34"><text:span text:style-name="T34"><text:s text:c="3"/>with the implication </text:span><text:span text:style-name="T35">{{B</text:span><text:span text:style-name="T36">70</text:span><text:span text:style-name="T35">}}</text:span><text:span text:style-name="T37"> </text:span><text:span text:style-name="T34">on </text:span><text:span text:style-name="T23">COMPLETE</text:span></text:p>
            <text:p text:style-name="P35"><text:s text:c="3"/>type described in all respects.</text:p>
            <text:p text:style-name="P35"/>
            <text:p text:style-name="P36"><text:s/></text:p>
            <text:p text:style-name="P35"/>
            <text:p text:style-name="P37"><text:span text:style-name="T38"><text:s text:c="28"/></text:span><text:span text:style-name="T39"><text:s text:c="82"/></text:span><text:span text:style-name="T38"><text:s/>Date: </text:span><text:span text:style-name="T23">COMPLETE</text:span></text:p>
            <text:p text:style-name="P35"><draw:frame draw:style-name="fr1" draw:name="Marco2" text:anchor-type="paragraph" svg:x="0.88cm" svg:y="0.307cm" svg:width="3.752cm" draw:z-index="0"><draw:text-box fo:min-height="3.482cm"><text:p text:style-name="Frame_20_contents"/></draw:text-box></draw:frame></text:p>
            <text:p text:style-name="P35"/>
            <text:p text:style-name="P38"/>
          </table:table-cell>
        </table:table-row>
      </table:table>
      <text:p text:style-name="P39"><text:s text:c="227"/>The data on this document is obtained from a database search. The information may differ from the state of vehicle. <text:s text:c="29"/></text:p>
      <text:p text:style-name="P40"><text:s text:c="227"/>No physical inspection of the vehicle was performed.</text:p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ext:p text:style-name="P41"/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42">1. <text:s text:c="3"/>Number of axles / wheels:</text:p>
                  <text:p text:style-name="P42"/>
                  <text:p text:style-name="P42">2. <text:s text:c="3"/>Powered axles:</text:p>
                  <text:p text:style-name="P42"/>
                  <text:p text:style-name="P42">3. <text:s text:c="3"/>Wheelbase :(mm)</text:p>
                  <text:p text:style-name="P42"/>
                  <text:p text:style-name="P42">5. <text:s text:c="3"/>Axle(s) track – 1/ 2: (mm)</text:p>
                  <text:p text:style-name="P42"/>
                  <text:p text:style-name="P42">6.1. <text:s/>Length:(mm)</text:p>
                  <text:p text:style-name="P42"/>
                  <text:p text:style-name="P42">7.1. <text:s/>Width:(mm)</text:p>
                  <text:p text:style-name="P42"/>
                  <text:p text:style-name="P42">8. <text:s text:c="4"/>Height:(mm)</text:p>
                  <text:p text:style-name="P42"/>
                  <text:p text:style-name="P42">11. <text:s text:c="2"/>Rear overhang:(mm)</text:p>
                  <text:p text:style-name="P42"/>
                  <text:p text:style-name="P42">12.1. Mass of the vehicle with bodywork in running order:(kg)</text:p>
                  <text:p text:style-name="P42"/>
                  <text:p text:style-name="P42">14.1. Technically permissable maximum laden mass:(kg)</text:p>
                  <text:p text:style-name="P42"/>
                  <text:p text:style-name="P42">14.2. Distribution of this mass among the axles – 1 / 2:(kg)</text:p>
                  <text:p text:style-name="P42"/>
                  <text:p text:style-name="P42">14.3. Technically perm. max mass on each axle – 1 / 2:(kg)</text:p>
                  <text:p text:style-name="P42"/>
                  <text:p text:style-name="P42">16. <text:s text:c="3"/>Maximum permissible roof load:(kg)</text:p>
                  <text:p text:style-name="P42"/>
                  <text:p text:style-name="P42">17. <text:s text:c="3"/>Maximum mass of trailer – braked / unbraked:(kg)</text:p>
                  <text:p text:style-name="P42"/>
                  <text:p text:style-name="P42">18. <text:s text:c="3"/>Maximum mass of combination:(kg)</text:p>
                  <text:p text:style-name="P42"/>
                  <text:p text:style-name="P42">19.1. Maximum vertical load at the coupling point for a trailer:(kg)</text:p>
                  <text:p text:style-name="P42"/>
                  <text:p text:style-name="P42">20. <text:s text:c="3"/>Engine manufacturer:</text:p>
                  <text:p text:style-name="P42"/>
                  <text:p text:style-name="P42">21. <text:s text:c="3"/>Engine code as marked on the engine:</text:p>
                  <text:p text:style-name="P42"/>
                  <text:p text:style-name="P42">22. <text:s text:c="3"/>Working principle:</text:p>
                  <text:p text:style-name="P42"/>
                  <text:p text:style-name="P42">22.1. Direct injection:</text:p>
                  <text:p text:style-name="P42"/>
                  <text:p text:style-name="P43">23. <text:s text:c="3"/>Pure electric:</text:p>
                  <text:p text:style-name="P43"/>
                  <text:p text:style-name="P43">23.1 <text:s/>Hybrid <text:span text:style-name="T40">[electric] vehicle:</text:span></text:p>
                  <text:p text:style-name="P42"/>
                  <text:p text:style-name="P42">2<text:span text:style-name="T41">4</text:span>. <text:s text:c="3"/>Number and arrangement of cylinders:</text:p>
                  <text:p text:style-name="P42"/>
                  <text:p text:style-name="P42">2<text:span text:style-name="T41">5</text:span>. <text:s text:c="3"/>Capacity:( cm<text:span text:style-name="T42">3</text:span><text:span text:style-name="T43">)</text:span></text:p>
                  <text:p text:style-name="P44"/>
                  <text:p text:style-name="P44">2<text:span text:style-name="T41">6</text:span>. <text:s text:c="3"/>Fuel:</text:p>
                  <text:p text:style-name="P44"/>
                  <text:p text:style-name="P45"><text:span text:style-name="T44">2</text:span><text:span text:style-name="T45">7</text:span><text:span text:style-name="T44">. <text:s text:c="3"/>Maximum net power:( kW/min </text:span><text:span text:style-name="T42">-1</text:span><text:span text:style-name="T44">)</text:span></text:p>
                  <text:p text:style-name="P44"/>
                  <text:p text:style-name="P44">2<text:span text:style-name="T41">8</text:span>. <text:s text:c="3"/>Clutch (type):</text:p>
                  <text:p text:style-name="P44"/>
                  <text:p text:style-name="P44">2<text:span text:style-name="T41">9</text:span>. <text:s text:c="3"/>Gearbox (type):</text:p>
                  <text:p text:style-name="P44"/>
                  <text:p text:style-name="P44">29.<text:span text:style-name="T41">1.</text:span> Gear:</text:p>
                  <text:p text:style-name="P44"/>
                  <text:p text:style-name="P46"/>
                </table:table-cell>
                <table:table-cell table:style-name="Tabella4.A1" office:value-type="string">
                  <text:p text:style-name="P47" loext:marker-style-name="T46"><text:span text:style-name="T47">{{B1}}</text:span></text:p>
                  <text:p text:style-name="P48"/>
                  <text:p text:style-name="P49">{{B2}}</text:p>
                  <text:p text:style-name="P50" loext:marker-style-name="T46"/>
                  <text:p text:style-name="P51" loext:marker-style-name="T46"><text:span text:style-name="T47">{{B3}} <text:s text:c="11"/></text:span></text:p>
                  <text:p text:style-name="P50" loext:marker-style-name="T46"/>
                  <text:p text:style-name="P51" loext:marker-style-name="T46"><text:span text:style-name="T47">{{B4}}</text:span></text:p>
                  <text:p text:style-name="P50" loext:marker-style-name="T46"/>
                  <text:p text:style-name="P51" loext:marker-style-name="T46"><text:span text:style-name="T47">{{B5}}</text:span></text:p>
                  <text:p text:style-name="P50" loext:marker-style-name="T46"/>
                  <text:p text:style-name="P51" loext:marker-style-name="T46"><text:span text:style-name="T47">{{B6}}</text:span></text:p>
                  <text:p text:style-name="P50" loext:marker-style-name="T46"/>
                  <text:p text:style-name="P51" loext:marker-style-name="T46"><text:span text:style-name="T47">{{B7}}</text:span></text:p>
                  <text:p text:style-name="P50" loext:marker-style-name="T46"/>
                  <text:p text:style-name="P51" loext:marker-style-name="T46"><text:span text:style-name="T47">{{B8}}</text:span></text:p>
                  <text:p text:style-name="P50" loext:marker-style-name="T46"/>
                  <text:p text:style-name="P51" loext:marker-style-name="T46"><text:span text:style-name="T47">{{B9}}</text:span></text:p>
                  <text:p text:style-name="P50" loext:marker-style-name="T46"/>
                  <text:p text:style-name="P51" loext:marker-style-name="T46"><text:span text:style-name="T47">{{B10}}</text:span></text:p>
                  <text:p text:style-name="P50" loext:marker-style-name="T46"/>
                  <text:p text:style-name="P51" loext:marker-style-name="T46"><text:span text:style-name="T47">{{B11}}</text:span></text:p>
                  <text:p text:style-name="P50" loext:marker-style-name="T46"/>
                  <text:p text:style-name="P51" loext:marker-style-name="T46"><text:span text:style-name="T47">{{B12}}</text:span></text:p>
                  <text:p text:style-name="P50" loext:marker-style-name="T46"/>
                  <text:p text:style-name="P51" loext:marker-style-name="T46"><text:span text:style-name="T47">{{B13}}</text:span></text:p>
                  <text:p text:style-name="P50" loext:marker-style-name="T46"/>
                  <text:p text:style-name="P51" loext:marker-style-name="T46"><text:span text:style-name="T47">{{B14}}</text:span></text:p>
                  <text:p text:style-name="P50" loext:marker-style-name="T46"/>
                  <text:p text:style-name="P51" loext:marker-style-name="T46"><text:span text:style-name="T47">{{B15}}</text:span></text:p>
                  <text:p text:style-name="P50" loext:marker-style-name="T46"/>
                  <text:p text:style-name="P51" loext:marker-style-name="T46"><text:span text:style-name="T47">{{B16}}</text:span></text:p>
                  <text:p text:style-name="P50" loext:marker-style-name="T46"/>
                  <text:p text:style-name="P51" loext:marker-style-name="T46"><text:span text:style-name="T47">{{B17}}</text:span></text:p>
                  <text:p text:style-name="P50" loext:marker-style-name="T46"/>
                  <text:p text:style-name="P51" loext:marker-style-name="T46"><text:span text:style-name="T47">{{B18}}</text:span></text:p>
                  <text:p text:style-name="P50" loext:marker-style-name="T46"/>
                  <text:p text:style-name="P52" loext:marker-style-name="T46"><text:span text:style-name="T47">{{B19}}</text:span></text:p>
                  <text:p text:style-name="P50" loext:marker-style-name="T46"/>
                  <text:p text:style-name="P52" loext:marker-style-name="T46"><text:span text:style-name="T47">{{B20}}</text:span></text:p>
                  <text:p text:style-name="P50" loext:marker-style-name="T46"/>
                  <text:p text:style-name="P52" loext:marker-style-name="T46"><text:span text:style-name="T47">{{B21}}</text:span></text:p>
                  <text:p text:style-name="P50" loext:marker-style-name="T46"/>
                  <text:p text:style-name="P52" loext:marker-style-name="T46"><text:span text:style-name="T47">{{B22}}</text:span></text:p>
                  <text:p text:style-name="P50" loext:marker-style-name="T46"/>
                  <text:p text:style-name="P51" loext:marker-style-name="T46"><text:span text:style-name="T47">{{B23}}</text:span></text:p>
                  <text:p text:style-name="P50" loext:marker-style-name="T46"/>
                  <text:p text:style-name="P51" loext:marker-style-name="T46"><text:span text:style-name="T47">{{B24}}</text:span></text:p>
                  <text:p text:style-name="P50" loext:marker-style-name="T46"/>
                  <text:p text:style-name="P51" loext:marker-style-name="T46"><text:span text:style-name="T47">{{B25}}</text:span></text:p>
                  <text:p text:style-name="P50" loext:marker-style-name="T46"/>
                  <text:p text:style-name="P51" loext:marker-style-name="T46"><text:span text:style-name="T47">{{B26}}</text:span></text:p>
                  <text:p text:style-name="P50" loext:marker-style-name="T46"/>
                  <text:p text:style-name="P51" loext:marker-style-name="T46"><text:span text:style-name="T47">{{B27}}</text:span></text:p>
                  <text:p text:style-name="P50" loext:marker-style-name="T46"/>
                  <text:p text:style-name="P51" loext:marker-style-name="T46"><text:span text:style-name="T47">{{B28}}</text:span></text:p>
                  <text:p text:style-name="P50" loext:marker-style-name="T46"/>
                  <text:p text:style-name="P51" loext:marker-style-name="T46"><text:span text:style-name="T47">{{B29}}</text:span></text:p>
                  <text:p text:style-name="P48"/>
                </table:table-cell>
              </table:table-row>
            </table:table>
            <text:p text:style-name="P53"/>
          </table:table-cell>
          <table:table-cell table:style-name="Tabella3.B1" office:value-type="string">
            <text:p text:style-name="P54"><text:s/></text:p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55">30. <text:s text:c="2"/>Final drive ratio:</text:p>
                  <text:p text:style-name="P55"/>
                  <text:p text:style-name="P55">32. <text:s/>Tyres and wheels:</text:p>
                  <text:p text:style-name="P55"><text:s text:c="13"/><text:span text:style-name="T48">Tyres on wheels 1:</text:span></text:p>
                  <text:p text:style-name="P55"><text:s text:c="13"/><text:span text:style-name="T48">Tyres on wheels 2:</text:span></text:p>
                  <text:p text:style-name="P55"/>
                  <text:p text:style-name="P56">34. <text:s text:c="2"/>Steering, method of assistance:</text:p>
                  <text:p text:style-name="P56"/>
                  <text:p text:style-name="P56">35. <text:s text:c="2"/>Brief description of the braking system:</text:p>
                  <text:p text:style-name="P56"/>
                  <text:p text:style-name="P56"/>
                  <text:p text:style-name="P56"/>
                  <text:p text:style-name="P56">37. <text:s text:c="2"/>Type of body:</text:p>
                  <text:p text:style-name="P56"/>
                  <text:p text:style-name="P56">38. <text:s text:c="2"/>Colour of vehicle:</text:p>
                  <text:p text:style-name="P56"/>
                  <text:p text:style-name="P56">41. <text:s text:c="2"/>Number and configuration of doors:</text:p>
                  <text:p text:style-name="P56"/>
                  <text:p text:style-name="P56">42.1. Number and position of seats:</text:p>
                  <text:p text:style-name="P56"/>
                  <text:p text:style-name="P56">43.1. EC type approval mark of couplind device</text:p>
                  <text:p text:style-name="P56"><text:s text:c="9"/>if fitted:</text:p>
                  <text:p text:style-name="P56"/>
                  <text:p text:style-name="P56">44. <text:s text:c="3"/>Maximum speed:(km/h)</text:p>
                  <text:p text:style-name="P56"/>
                  <text:p text:style-name="P56">45. <text:s text:c="3"/>Sound level:</text:p>
                  <text:p text:style-name="P56"><text:s text:c="9"/>Stationary (dB(A)) at engine speed (min<text:span text:style-name="T42">-1</text:span><text:span text:style-name="T44">) <text:s text:c="5"/></text:span></text:p>
                  <text:p text:style-name="P57"><text:s text:c="10"/>Drive-by (dB(A)):</text:p>
                  <text:p text:style-name="P57"/>
                  <text:p text:style-name="P57">46. <text:s text:c="3"/>Emissions standard:</text:p>
                  <text:p text:style-name="P57">46.1. Exhaust emission:</text:p>
                </table:table-cell>
                <table:table-cell office:value-type="string">
                  <text:p text:style-name="Table_20_Contents"><text:span text:style-name="T49">{</text:span><text:span text:style-name="T50">{B30}}</text:span></text:p>
                  <text:p text:style-name="P58"/>
                  <text:p text:style-name="P59"/>
                  <text:p text:style-name="P60">COMPLETE</text:p>
                  <text:p text:style-name="P61"><text:span text:style-name="T51">COMPLETE</text:span> <text:s text:c="2"/></text:p>
                  <text:p text:style-name="P62"/>
                  <text:p text:style-name="P63"><text:span text:style-name="T52">{{B</text:span><text:span text:style-name="T53">59</text:span><text:span text:style-name="T52">}}</text:span><text:span text:style-name="T54"> </text:span></text:p>
                  <text:p text:style-name="P64"/>
                  <text:p text:style-name="P63"><text:span text:style-name="T15">{{B</text:span><text:span text:style-name="T16">60</text:span><text:span text:style-name="T15">}}</text:span></text:p>
                  <text:p text:style-name="P63"><text:span text:style-name="T15">{{B</text:span><text:span text:style-name="T16">61</text:span><text:span text:style-name="T15">}}</text:span></text:p>
                  <text:p text:style-name="P59">ABS</text:p>
                  <text:p text:style-name="P59"/>
                  <text:p text:style-name="P65"><text:span text:style-name="T55">{{B</text:span><text:span text:style-name="T56">62</text:span><text:span text:style-name="T55">}}</text:span> </text:p>
                  <text:p text:style-name="P66"/>
                  <text:p text:style-name="P67">COMPLETE</text:p>
                  <text:p text:style-name="P68"/>
                  <text:p text:style-name="P65"><text:span text:style-name="T15">{{B</text:span><text:span text:style-name="T16">63</text:span><text:span text:style-name="T15">}}</text:span></text:p>
                  <text:p text:style-name="P66"/>
                  <text:p text:style-name="P65"><text:span text:style-name="T15">{{B</text:span><text:span text:style-name="T16">64</text:span><text:span text:style-name="T15">}}</text:span></text:p>
                  <text:p text:style-name="P69"/>
                  <text:p text:style-name="P70">{{B3<text:span text:style-name="T57">1</text:span>}}</text:p>
                  <text:p text:style-name="P59"/>
                  <text:p text:style-name="P59"/>
                  <text:p text:style-name="P70">{{B3<text:span text:style-name="T57">2</text:span>}}</text:p>
                  <text:p text:style-name="P59"/>
                  <text:p text:style-name="P59"/>
                  <text:p text:style-name="P71"><text:span text:style-name="T58">{{B3</text:span><text:span text:style-name="T59">3</text:span><text:span text:style-name="T58">}} </text:span></text:p>
                  <text:p text:style-name="P70">{{B34}}</text:p>
                  <text:p text:style-name="P72"/>
                  <text:p text:style-name="P73"><text:span text:style-name="T60">{{B3</text:span><text:span text:style-name="T57">5</text:span><text:span text:style-name="T60">}}</text:span></text:p>
                  <text:p text:style-name="P74"><text:span text:style-name="T61">{</text:span><text:span text:style-name="T62">{B3</text:span><text:span text:style-name="T63">6</text:span><text:span text:style-name="T62">}}</text:span></text:p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75">CO <text:span text:style-name="T64">(</text:span>g/km<text:span text:style-name="T64">)</text:span>:</text:p>
                  <text:p text:style-name="P75">HC <text:span text:style-name="T64">(</text:span>g/km<text:span text:style-name="T64">)</text:span>:</text:p>
                  <text:p text:style-name="P76"><text:span text:style-name="T65">NO</text:span><text:span text:style-name="T66">X </text:span><text:span text:style-name="T67">(</text:span><text:span text:style-name="T68">g/km</text:span><text:span text:style-name="T67">):</text:span></text:p>
                  <text:p text:style-name="P77">HC+NO<text:span text:style-name="T69">X </text:span><text:span text:style-name="T64">(</text:span>g/km<text:span text:style-name="T64">)</text:span>:</text:p>
                  <text:p text:style-name="P77">k – value <text:span text:style-name="T64">(</text:span>g/km<text:span text:style-name="T64">)</text:span>:</text:p>
                  <text:p text:style-name="P77">Particulates <text:span text:style-name="T64">(</text:span>g/km<text:span text:style-name="T64">):</text:span></text:p>
                </table:table-cell>
                <table:table-cell table:style-name="Tabella6.A1" office:value-type="string">
                  <text:p text:style-name="P78"><text:span text:style-name="T70">{</text:span><text:span text:style-name="T71">{B</text:span><text:span text:style-name="T72">37</text:span><text:span text:style-name="T71">}}</text:span></text:p>
                  <text:p text:style-name="P79">{{B<text:span text:style-name="T57">38</text:span>}}</text:p>
                  <text:p text:style-name="P78"><text:span text:style-name="T71">{</text:span><text:span text:style-name="T70">{</text:span><text:span text:style-name="T71">B</text:span><text:span text:style-name="T72">39</text:span><text:span text:style-name="T71">}}</text:span></text:p>
                  <text:p text:style-name="P78"><text:span text:style-name="T70">{</text:span><text:span text:style-name="T71">{B</text:span><text:span text:style-name="T72">40</text:span><text:span text:style-name="T71">}}</text:span></text:p>
                  <text:p text:style-name="P75">- - - -</text:p>
                  <text:p text:style-name="P79">{{B4<text:span text:style-name="T57">1</text:span>}}</text:p>
                </table:table-cell>
                <table:table-cell table:style-name="Tabella6.A1" office:value-type="string">
                  <text:p text:style-name="P75">- - - - </text:p>
                  <text:p text:style-name="P75">- - - - </text:p>
                  <text:p text:style-name="P75">- - - - </text:p>
                  <text:p text:style-name="P75">- - - - </text:p>
                  <text:p text:style-name="P75">- - - - </text:p>
                  <text:p text:style-name="P75">- - - - </text:p>
                </table:table-cell>
                <table:table-cell table:style-name="Tabella6.A1" office:value-type="string">
                  <text:p text:style-name="P76">- - - - </text:p>
                  <text:p text:style-name="P76">- - - - </text:p>
                  <text:p text:style-name="P76">- - - - </text:p>
                  <text:p text:style-name="P76">- - - - </text:p>
                  <text:p text:style-name="P76">- - - - </text:p>
                  <text:p text:style-name="P76">- - - - </text:p>
                </table:table-cell>
              </table:table-row>
            </table:table>
            <text:p text:style-name="P80"><text:span text:style-name="T73">4</text:span><text:span text:style-name="T74">6</text:span><text:span text:style-name="T73">.</text:span><text:span text:style-name="T74">2</text:span><text:span text:style-name="T73"> <text:s text:c="3"/>Smoke (corrected value of the absorption coefficient) <text:s text:c="56"/></text:span><text:span text:style-name="T75"><text:s text:c="14"/></text:span><text:span text:style-name="T76">{{B4</text:span><text:span text:style-name="T77">2</text:span><text:span text:style-name="T76">}}</text:span><text:span text:style-name="T78"> </text:span><text:span text:style-name="T75"><text:s/>m-1</text:span></text:p>
            <text:p text:style-name="P81">4<text:span text:style-name="T41">7</text:span>. CO<text:span text:style-name="T69">2</text:span><text:span text:style-name="T44"> emissions/fuel consumption</text:span><text:span text:style-name="T79"> </text:span><text:span text:style-name="T45">NEDC values</text:span><text:span text:style-name="T44">: <text:s text:c="15"/></text:span></text:p>
            <table:table table:name="Tabella7" table:style-name="Tabella7">
              <table:table-column table:style-name="Tabella7.A" table:number-columns-repeated="3"/>
              <table:table-row>
                <table:table-cell table:style-name="Tabella7.A1" office:value-type="string">
                  <text:p text:style-name="P81"/>
                  <text:p text:style-name="P81">urban conditions:</text:p>
                  <text:p text:style-name="P81">extra-urban conditions:</text:p>
                  <text:p text:style-name="P82">combined:</text:p>
                </table:table-cell>
                <table:table-cell table:style-name="Tabella7.A1" office:value-type="string">
                  <text:p text:style-name="P83">CO<text:span text:style-name="T69">2</text:span><text:span text:style-name="T44">(g/km)</text:span></text:p>
                  <text:p text:style-name="P84">{{B4<text:span text:style-name="T57">3</text:span>}}</text:p>
                  <text:p text:style-name="P84">{{B4<text:span text:style-name="T57">4</text:span>}}</text:p>
                  <text:p text:style-name="P84">{{B4<text:span text:style-name="T57">5</text:span>}}</text:p>
                </table:table-cell>
                <table:table-cell table:style-name="Tabella7.A1" office:value-type="string">
                  <text:p text:style-name="P83">Fuel consumption (l/100km)</text:p>
                  <text:p text:style-name="P85">{{B<text:span text:style-name="T57">46</text:span>}}</text:p>
                  <text:p text:style-name="P85">{{B<text:span text:style-name="T57">47</text:span>}}</text:p>
                  <text:p text:style-name="P85">{{B4<text:span text:style-name="T57">8</text:span>}}</text:p>
                </table:table-cell>
              </table:table-row>
            </table:table>
            <text:p text:style-name="P86"/>
            <text:p text:style-name="P87"><text:span text:style-name="T65">47.1. CO</text:span><text:span text:style-name="T66">2</text:span><text:span text:style-name="T65"> emissions/fuel consumption WLTP values:</text:span>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>
                <table:table-cell table:style-name="Tabella8.A1" office:value-type="string">
                  <text:p text:style-name="P88"/>
                  <text:p text:style-name="P88">Low:</text:p>
                  <text:p text:style-name="P89"><text:span text:style-name="T80">M</text:span>edium</text:p>
                  <text:p text:style-name="P90"><text:span text:style-name="T81">High</text:span>:</text:p>
                  <text:p text:style-name="P89"><text:span text:style-name="T80">M</text:span>aximum value</text:p>
                  <text:p text:style-name="P89"><text:span text:style-name="T80">C</text:span>ombined</text:p>
                  <text:p text:style-name="P91">Weighted combined</text:p>
                </table:table-cell>
                <table:table-cell table:style-name="Tabella8.A1" office:value-type="string">
                  <text:p text:style-name="P83">CO<text:span text:style-name="T69">2</text:span><text:span text:style-name="T44">(g/km)</text:span></text:p>
                  <text:p text:style-name="P92">{{B<text:span text:style-name="T57">49</text:span>}}</text:p>
                  <text:p text:style-name="P92">{{B5<text:span text:style-name="T57">0</text:span>}}</text:p>
                  <text:p text:style-name="P92">{{B5<text:span text:style-name="T57">1</text:span>}}</text:p>
                  <text:p text:style-name="P92">{{B5<text:span text:style-name="T57">2</text:span>}}</text:p>
                  <text:p text:style-name="P92">{{B5<text:span text:style-name="T57">3</text:span>}}</text:p>
                  <text:p text:style-name="P93">-</text:p>
                </table:table-cell>
                <table:table-cell table:style-name="Tabella8.A1" office:value-type="string">
                  <text:p text:style-name="P83">Fuel consumption (l/100km)</text:p>
                  <text:p text:style-name="P92">{{B5<text:span text:style-name="T57">4</text:span>}}</text:p>
                  <text:p text:style-name="P92">{{B5<text:span text:style-name="T57">5</text:span>}}</text:p>
                  <text:p text:style-name="P92">{{B<text:span text:style-name="T57">56</text:span>}}</text:p>
                  <text:p text:style-name="P92">{{B<text:span text:style-name="T57">57</text:span>}}</text:p>
                  <text:p text:style-name="P92">{{B5<text:span text:style-name="T57">8</text:span>}}</text:p>
                  <text:p text:style-name="P94">-</text:p>
                </table:table-cell>
              </table:table-row>
            </table:table>
            <text:p text:style-name="P95"><text:span text:style-name="T82">47.2</text:span>. Pure electric vehicles and externally rechargeable Hybrid electric vehicles:</text:p>
            <text:p text:style-name="P96"><text:span text:style-name="T83">Power consumption weighted/combined <text:s/></text:span><text:span text:style-name="T84"><text:s/></text:span><text:span text:style-name="T85"><text:s text:c="4"/>- </text:span><text:span text:style-name="T86"><text:s text:c="2"/></text:span><text:span text:style-name="T84">Wh/km<text:line-break/></text:span><text:span text:style-name="T87"> Electrical range <text:s text:c="43"/></text:span><text:span text:style-name="T88"><text:s/>- </text:span><text:span text:style-name="T89"><text:s text:c="3"/>km</text:span><text:span text:style-name="T90"> <text:s/></text:span></text:p>
          </table:table-cell>
        </table:table-row>
      </table:table>
      <text:p text:style-name="P9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/>
      <style:text-properties style:use-window-font-color="true" loext:opacity="0%" style:font-name="Liberation Serif1" fo:font-family="'Liberation Serif'" style:font-family-generic="roman" style:font-pitch="variable" fo:font-size="12pt" fo:language="hi" fo:country="IN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1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7-30T00:48:12.237000000</meta:creation-date>
    <dc:date>2025-04-28T17:42:54.648080700</dc:date>
    <meta:editing-duration>PT20H7M32S</meta:editing-duration>
    <meta:editing-cycles>29</meta:editing-cycles>
    <meta:generator>LibreOffice/25.2.2.2$Windows_X86_64 LibreOffice_project/7370d4be9e3cf6031a51beef54ff3bda878e3fac</meta:generator>
    <meta:print-date>2019-11-04T09:43:33.960000000</meta:print-date>
    <meta:document-statistic meta:table-count="8" meta:image-count="0" meta:object-count="0" meta:page-count="2" meta:paragraph-count="196" meta:word-count="526" meta:character-count="4235" meta:non-whitespace-character-count="2829"/>
  </office:meta>
</office:document-meta>
</file>